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a866b" officeooo:paragraph-rsid="001a866b"/>
    </style:style>
    <style:style style:name="P2" style:family="paragraph" style:parent-style-name="Standard">
      <style:text-properties officeooo:rsid="001ba79c" officeooo:paragraph-rsid="001ba79c"/>
    </style:style>
    <style:style style:name="P3" style:family="paragraph" style:parent-style-name="Standard">
      <style:text-properties officeooo:rsid="001c96ed" officeooo:paragraph-rsid="001c96ed"/>
    </style:style>
    <style:style style:name="P4" style:family="paragraph" style:parent-style-name="Standard">
      <style:text-properties officeooo:rsid="001ec3ec" officeooo:paragraph-rsid="001ec3ec"/>
    </style:style>
    <style:style style:name="P5" style:family="paragraph" style:parent-style-name="Standard">
      <style:text-properties officeooo:rsid="001a866b" officeooo:paragraph-rsid="001a866b"/>
    </style:style>
    <style:style style:name="P6" style:family="paragraph" style:parent-style-name="Standard">
      <style:text-properties officeooo:rsid="001f9f6d" officeooo:paragraph-rsid="001f9f6d"/>
    </style:style>
    <style:style style:name="P7" style:family="paragraph" style:parent-style-name="Standard">
      <style:text-properties officeooo:rsid="001c96ed" officeooo:paragraph-rsid="001c96ed"/>
    </style:style>
    <style:style style:name="P8" style:family="paragraph" style:parent-style-name="Standard">
      <style:text-properties officeooo:rsid="00284e0d" officeooo:paragraph-rsid="00284e0d"/>
    </style:style>
    <style:style style:name="P9" style:family="paragraph" style:parent-style-name="Standard">
      <style:text-properties officeooo:rsid="002e7833" officeooo:paragraph-rsid="002e7833"/>
    </style:style>
    <style:style style:name="T1" style:family="text">
      <style:text-properties officeooo:rsid="001c96ed"/>
    </style:style>
    <style:style style:name="T2" style:family="text">
      <style:text-properties officeooo:rsid="00219333"/>
    </style:style>
    <style:style style:name="T3" style:family="text">
      <style:text-properties officeooo:rsid="0021c4d6"/>
    </style:style>
    <style:style style:name="T4" style:family="text">
      <style:text-properties officeooo:rsid="0022fc84"/>
    </style:style>
    <style:style style:name="T5" style:family="text">
      <style:text-properties officeooo:rsid="002b8804"/>
    </style:style>
    <style:style style:name="T6" style:family="text">
      <style:text-properties officeooo:rsid="002bbaf8"/>
    </style:style>
    <style:style style:name="T7" style:family="text">
      <style:text-properties officeooo:rsid="002cd022"/>
    </style:style>
    <style:style style:name="T8" style:family="text">
      <style:text-properties officeooo:rsid="002d7865"/>
    </style:style>
    <style:style style:name="T9" style:family="text">
      <style:text-properties officeooo:rsid="002df49c"/>
    </style:style>
    <style:style style:name="T10" style:family="text">
      <style:text-properties officeooo:rsid="002f1d58"/>
    </style:style>
    <style:style style:name="T11" style:family="text">
      <style:text-properties officeooo:rsid="002fa7f2"/>
    </style:style>
    <style:style style:name="T12" style:family="text">
      <style:text-properties officeooo:rsid="0030fa05"/>
    </style:style>
    <style:style style:name="T13" style:family="text">
      <style:text-properties officeooo:rsid="00315ee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6G reactor</text:p>
      <text:p text:style-name="P1">thermal output 165 MW</text:p>
      <text:p text:style-name="P1">水（液体）の比熱：4.2 kJ/(kg*K)</text:p>
      <text:p text:style-name="P2">275 degC → 315 degC, <text:span text:style-name="T1">delta</text:span>T= 40 K</text:p>
      <text:p text:style-name="P1"/>
      <text:p text:style-name="P6">手計算見積もり</text:p>
      <text:p text:style-name="P1"><draw:frame draw:style-name="fr1" draw:name="オブジェクト1" text:anchor-type="as-char" svg:y="-1.931cm" svg:width="4.209cm" svg:height="3.7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8">実際に解析回して調整</text:p>
      <text:p text:style-name="P6">calc parameters</text:p>
      <text:p text:style-name="P6">m_flow= <text:span text:style-name="T11">980</text:span><text:span text:style-name="T3"> kg/s</text:span></text:p>
      <text:p text:style-name="P4">AreaHT= <text:span text:style-name="T8">2</text:span><text:span text:style-name="T13">6</text:span><text:span text:style-name="T10">5</text:span><text:span text:style-name="T3"> m2</text:span></text:p>
      <text:p text:style-name="P4">khconv= <text:span text:style-name="T9">1</text:span><text:span text:style-name="T12">3</text:span></text:p>
      <text:p text:style-name="P3"><text:s/></text:p>
      <text:p text:style-name="P9">Twall &lt; 374 degC</text:p>
      <text:p text:style-name="P3"><text:a xlink:type="simple" xlink:href="https://en.wikipedia.org/wiki/Pressurized_water_reactor" text:style-name="Internet_20_link" text:visited-style-name="Visited_20_Internet_20_Link">https://en.wikipedia.org/wiki/Pressurized_water_reactor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7:14:11.801000000</meta:creation-date>
    <dc:date>2023-12-05T23:54:43.720000000</dc:date>
    <meta:editing-duration>P3DT3H47M27S</meta:editing-duration>
    <meta:editing-cycles>29</meta:editing-cycles>
    <meta:generator>LibreOffice/7.5.5.2$Windows_X86_64 LibreOffice_project/ca8fe7424262805f223b9a2334bc7181abbcbf5e</meta:generator>
    <meta:document-statistic meta:table-count="0" meta:image-count="0" meta:object-count="1" meta:page-count="1" meta:paragraph-count="14" meta:word-count="57" meta:character-count="231" meta:non-whitespace-character-count="209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Q</mi>
              <mi mathvariant="italic">flow</mi>
            </msub>
            <mo stretchy="false">=</mo>
            <mrow>
              <mi mathvariant="italic">ΔT</mi>
              <mo stretchy="false">∗</mo>
              <mi mathvariant="italic">Cp</mi>
              <mo stretchy="false">∗</mo>
              <msub>
                <mi>m</mi>
                <mi mathvariant="italic">flow</mi>
              </msub>
            </mrow>
          </mrow>
        </mtd>
      </mtr>
      <mtr>
        <mtd>
          <mrow>
            <msub>
              <mi>m</mi>
              <mi mathvariant="italic">flow</mi>
            </msub>
            <mo stretchy="false">=</mo>
            <mfrac>
              <msub>
                <mi>Q</mi>
                <mi mathvariant="italic">flow</mi>
              </msub>
              <mrow>
                <mi mathvariant="italic">ΔT</mi>
                <mo stretchy="false">∗</mo>
                <mi mathvariant="italic">Cp</mi>
              </mrow>
            </mfrac>
          </mrow>
        </mtd>
      </mtr>
      <mtr>
        <mtd>
          <mrow/>
        </mtd>
      </mtr>
      <mtr>
        <mtd>
          <mrow>
            <msub>
              <mi>m</mi>
              <mi mathvariant="italic">flow</mi>
            </msub>
            <mo stretchy="false">=</mo>
            <mfrac>
              <mrow>
                <mn>165</mn>
                <mo stretchy="false">∗</mo>
                <msup>
                  <mn>10</mn>
                  <mn>6</mn>
                </msup>
              </mrow>
              <mrow>
                <mn>40</mn>
                <mo stretchy="false">∗</mo>
                <mn>4.2</mn>
                <mo stretchy="false">∗</mo>
                <msup>
                  <mn>10</mn>
                  <mn>3</mn>
                </msup>
              </mrow>
            </mfrac>
          </mrow>
        </mtd>
      </mtr>
      <mtr>
        <mtd>
          <mrow>
            <mrow>
              <mi mathvariant="normal">❑</mi>
              <mo stretchy="false">=</mo>
              <mn>982.1</mn>
            </mrow>
            <mrow>
              <mo fence="true" form="prefix" stretchy="false">[</mo>
              <mrow>
                <mrow>
                  <mi mathvariant="italic">kg</mi>
                  <mo stretchy="false">/</mo>
                  <mi>s</mi>
                </mrow>
              </mrow>
              <mo fence="true" form="postfix" stretchy="false">]</mo>
            </mrow>
          </mrow>
        </mtd>
      </mtr>
    </mtable>
    <annotation encoding="StarMath 5.0">Q_flow= ΔT*Cp*m_flow newline
m_flow= {Q_flow} over {ΔT*Cp} newline
newline
m_flow=  {165*10^6} over {40*4.2*10^3} newline
&lt;?&gt; =982.1 [ kg/s ]  
 
</annotation>
  </semantics>
</math>
</file>